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94H32M32.460050999S" calcext:value-type="time">
            <text:p>1394:3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 office:value-type="string" calcext:value-type="string">
            <text:p>Skulls textures, </text:p>
          </table:table-cell>
          <table:table-cell table:style-name="ce35" table:formula="of:=SUM([.I259:.I264])" office:value-type="time" office:time-value="PT22H27M05.367S" calcext:value-type="time">
            <text:p>22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08:17:23.2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4T10:28:44.179000000</dc:date>
    <meta:editing-duration>P62DT1H27M34S</meta:editing-duration>
    <meta:editing-cycles>1644</meta:editing-cycles>
    <meta:generator>LibreOffice/7.2.6.2$Windows_X86_64 LibreOffice_project/b0ec3a565991f7569a5a7f5d24fed7f52653d754</meta:generator>
    <dc:creator>Benjamin Laws</dc:creator>
    <meta:document-statistic meta:table-count="2" meta:cell-count="1989" meta:object-count="0"/>
  </office:meta>
</office:document-meta>
</file>